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 style:text-autospace="none" style:punctuation-wrap="simple" style:vertical-align="baseline" style:writing-mode="lr-tb">
        <style:tab-stops>
          <style:tab-stop style:position="2.487cm"/>
          <style:tab-stop style:position="4.974cm"/>
          <style:tab-stop style:position="7.488cm"/>
          <style:tab-stop style:position="9.975cm"/>
        </style:tab-stops>
      </style:paragraph-properties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punctuation-wrap="simple" style:vertical-align="baseline" style:writing-mode="lr-tb">
        <style:tab-stops>
          <style:tab-stop style:position="2.487cm"/>
          <style:tab-stop style:position="4.974cm"/>
          <style:tab-stop style:position="7.488cm"/>
          <style:tab-stop style:position="9.975cm"/>
        </style:tab-stops>
      </style:paragraph-properties>
      <style:text-properties fo:font-size="12pt" fo:language="fr" fo:country="FR" style:font-size-asian="12pt" style:language-asian="en" style:country-asian="US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punctuation-wrap="simple" style:vertical-align="baseline" style:writing-mode="lr-tb">
        <style:tab-stops>
          <style:tab-stop style:position="2.487cm"/>
          <style:tab-stop style:position="4.974cm"/>
          <style:tab-stop style:position="7.488cm"/>
          <style:tab-stop style:position="9.975cm"/>
        </style:tab-stops>
      </style:paragraph-properties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punctuation-wrap="simple" style:vertical-align="baseline" style:writing-mode="lr-tb">
        <style:tab-stops>
          <style:tab-stop style:position="2.487cm"/>
          <style:tab-stop style:position="4.974cm"/>
          <style:tab-stop style:position="7.488cm"/>
          <style:tab-stop style:position="9.975cm"/>
        </style:tab-stops>
      </style:paragraph-properties>
      <style:text-properties fo:font-size="12pt" fo:language="fr" fo:country="FR" style:font-size-asian="12pt" style:language-asian="en" style:country-asian="US" style:font-name-complex="Times New Roman" style:font-size-complex="12pt" style:language-complex="ar" style:country-complex="SA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 style:text-autospace="none" style:punctuation-wrap="simple" style:vertical-align="baseline" style:writing-mode="lr-tb">
        <style:tab-stops>
          <style:tab-stop style:position="2.487cm"/>
          <style:tab-stop style:position="4.974cm"/>
          <style:tab-stop style:position="7.488cm"/>
          <style:tab-stop style:position="9.975cm"/>
        </style:tab-stops>
      </style:paragraph-properties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punctuation-wrap="simple" style:vertical-align="baseline" style:writing-mode="lr-tb">
        <style:tab-stops>
          <style:tab-stop style:position="2.487cm"/>
          <style:tab-stop style:position="4.974cm"/>
          <style:tab-stop style:position="7.488cm"/>
          <style:tab-stop style:position="9.975cm"/>
        </style:tab-stops>
      </style:paragraph-properties>
    </style:style>
    <style:style style:name="T1" style:family="text">
      <style:text-properties fo:font-size="12pt" fo:language="fr" fo:country="FR" fo:font-weight="bold" style:font-size-asian="12pt" style:language-asian="en" style:country-asian="US" style:font-weight-asian="bold" style:font-name-complex="Times New Roman" style:font-size-complex="12pt" style:language-complex="ar" style:country-complex="SA" style:font-weight-complex="bold"/>
    </style:style>
    <style:style style:name="T2" style:family="text">
      <style:text-properties fo:font-size="12pt" fo:language="fr" fo:country="FR" style:font-size-asian="12pt" style:language-asian="en" style:country-asian="US" style:font-name-complex="Times New Roman" style:font-size-complex="12pt" style:language-complex="ar" style:country-complex="SA"/>
    </style:style>
    <style:style style:name="T3" style:family="text">
      <style:text-properties fo:font-size="12pt" fo:language="fr" fo:country="FR" fo:font-style="italic" style:font-size-asian="12pt" style:language-asian="en" style:country-asian="US" style:font-style-asian="italic" style:font-name-complex="Times New Roman" style:font-size-complex="12pt" style:language-complex="ar" style:country-complex="SA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Symbol"/>
    </style:style>
    <style:style style:name="T7" style:family="text">
      <style:text-properties style:text-position="30% 58%"/>
    </style:style>
    <style:style style:name="T8" style:family="text">
      <style:text-properties style:text-position="super 58%"/>
    </style:style>
    <style:style style:name="T9" style:family="text">
      <style:text-properties style:text-position="super 58%" fo:font-style="italic" style:font-style-asian="italic" style:font-style-complex="italic"/>
    </style:style>
    <style:style style:name="T10" style:family="text">
      <style:text-properties style:text-position="super 58%" fo:font-style="normal" style:font-style-asian="normal" style:font-style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u</text:span><text:span text:style-name="T4">b</text:span><text:span text:style-name="T1">stitution</text:span></text:p>
      <text:p text:style-name="P2"/>
      <text:p text:style-name="P2">1) If <text:span text:style-name="T5">a</text:span>=3, <text:span text:style-name="T5">b</text:span>=4, <text:span text:style-name="T5">c</text:span>=2, <text:span text:style-name="T5">d</text:span>= <text:span text:style-name="T6">7</text:span>, and <text:span text:style-name="T5">e </text:span>=<text:span text:style-name="T6"> </text:span>5, calculate the value of:</text:p>
      <text:p text:style-name="P3"><text:span text:style-name="T2">(a) <text:s/>7</text:span><text:span text:style-name="T3">a</text:span><text:span text:style-name="T2"><text:tab/>(</text:span>b<text:span text:style-name="T2">) 4</text:span><text:span text:style-name="T3">d</text:span><text:span text:style-name="T2"><text:tab/>(c) </text:span><text:span text:style-name="T3">de</text:span><text:span text:style-name="T2"><text:tab/>(d) </text:span><text:span text:style-name="T3">b</text:span><text:span text:style-name="T2"> + </text:span><text:span text:style-name="T3">e</text:span><text:span text:style-name="T2"><text:tab/><text:tab/>(e) </text:span><text:span text:style-name="T3">d</text:span><text:span text:style-name="T2"> – </text:span><text:span text:style-name="T3">e</text:span></text:p>
      <text:p text:style-name="P2">(f) 4<text:span text:style-name="T5">a</text:span> + <text:span text:style-name="T5">b</text:span><text:tab/>(g) 5<text:span text:style-name="T5">a</text:span> <text:span text:style-name="T6">-</text:span> 2<text:span text:style-name="T5">c</text:span><text:tab/>(h) 3<text:span text:style-name="T5">c</text:span> + 4<text:span text:style-name="T5">e</text:span><text:tab/>(i) 4(<text:span text:style-name="T5">a</text:span> + <text:span text:style-name="T5">d</text:span>)<text:tab/>(j) 3(<text:span text:style-name="T5">d</text:span> – <text:span text:style-name="T5">e</text:span>)</text:p>
      <text:p text:style-name="P2">(k) <text:span text:style-name="T5">a</text:span>(<text:span text:style-name="T5">c</text:span> + <text:span text:style-name="T5">d</text:span>)<text:tab/>(l) <text:span text:style-name="T5">a</text:span><text:span text:style-name="T10">2</text:span><text:tab/>(m) <text:span text:style-name="T5">d</text:span><text:span text:style-name="T8">2</text:span><text:tab/>(n) <text:span text:style-name="T5">ac</text:span><text:span text:style-name="T7">2<text:tab/></text:span>(o) <text:span text:style-name="T5">ce</text:span><text:span text:style-name="T8">2</text:span></text:p>
      <text:p text:style-name="P2">(p) <draw:frame draw:style-name="fr1" draw:name="Object17" text:anchor-type="as-char" svg:width="0.72cm" svg:height="0.997cm" draw:z-index="2"><draw:object xlink:href="./Object 17" xlink:type="simple" xlink:show="embed" xlink:actuate="onLoad"/><draw:image xlink:href="./ObjectReplacements/Object 17" xlink:type="simple" xlink:show="embed" xlink:actuate="onLoad"/></draw:frame><text:tab/>(q) <draw:frame draw:style-name="fr1" draw:name="Object7" text:anchor-type="as-char" svg:width="1.129cm" svg:height="0.998cm" draw:z-index="0"><draw:object xlink:href="./Object 7" xlink:type="simple" xlink:show="embed" xlink:actuate="onLoad"/><draw:image xlink:href="./ObjectReplacements/Object 7" xlink:type="simple" xlink:show="embed" xlink:actuate="onLoad"/></draw:frame><text:tab/>(r)<draw:frame draw:style-name="fr1" draw:name="Object8" text:anchor-type="as-char" svg:width="1.351cm" svg:height="0.998cm" draw:z-index="1"><draw:object xlink:href="./Object 8" xlink:type="simple" xlink:show="embed" xlink:actuate="onLoad"/><draw:image xlink:href="./ObjectReplacements/Object 8" xlink:type="simple" xlink:show="embed" xlink:actuate="onLoad"/></draw:frame>(s) (<text:span text:style-name="T5">a</text:span> + <text:span text:style-name="T5">b</text:span>)<text:span text:style-name="T7">2</text:span> <text:tab/>(t) <text:span text:style-name="T5">a</text:span><text:span text:style-name="T7">2</text:span> + <text:span text:style-name="T5">b</text:span><text:span text:style-name="T7">2</text:span></text:p>
      <text:p text:style-name="P2"/>
      <text:p text:style-name="P2"/>
      <text:p text:style-name="P1"><text:span text:style-name="T1">Su</text:span><text:span text:style-name="T4">b</text:span><text:span text:style-name="T1">stitution</text:span></text:p>
      <text:p text:style-name="P2"/>
      <text:p text:style-name="P2">1) If <text:span text:style-name="T5">a</text:span>=3, <text:span text:style-name="T5">b</text:span>=4, <text:span text:style-name="T5">c</text:span>=2, <text:span text:style-name="T5">d</text:span>= <text:span text:style-name="T6">7</text:span>, and <text:span text:style-name="T5">e </text:span>=<text:span text:style-name="T6"> </text:span>5, calculate the value of:</text:p>
      <text:p text:style-name="P3"><text:span text:style-name="T2">(a) <text:s/>7</text:span><text:span text:style-name="T3">a</text:span><text:span text:style-name="T2"><text:tab/>(</text:span>b<text:span text:style-name="T2">) 4</text:span><text:span text:style-name="T3">d</text:span><text:span text:style-name="T2"><text:tab/>(c) </text:span><text:span text:style-name="T3">de</text:span><text:span text:style-name="T2"><text:tab/>(d) </text:span><text:span text:style-name="T3">b</text:span><text:span text:style-name="T2"> + </text:span><text:span text:style-name="T3">e</text:span><text:span text:style-name="T2"><text:tab/><text:tab/>(e) </text:span><text:span text:style-name="T3">d</text:span><text:span text:style-name="T2"> – </text:span><text:span text:style-name="T3">e</text:span></text:p>
      <text:p text:style-name="P2">(f) 4<text:span text:style-name="T5">a</text:span> + <text:span text:style-name="T5">b</text:span><text:tab/>(g) 5<text:span text:style-name="T5">a</text:span> <text:span text:style-name="T6">-</text:span> 2<text:span text:style-name="T5">c</text:span><text:tab/>(h) 3<text:span text:style-name="T5">c</text:span> + 4<text:span text:style-name="T5">e</text:span><text:tab/>(i) 4(<text:span text:style-name="T5">a</text:span> + <text:span text:style-name="T5">d</text:span>)<text:tab/>(j) 3(<text:span text:style-name="T5">d</text:span> – <text:span text:style-name="T5">e</text:span>)</text:p>
      <text:p text:style-name="P2">(k) <text:span text:style-name="T5">a</text:span>(<text:span text:style-name="T5">c</text:span> + <text:span text:style-name="T5">d</text:span>)<text:tab/>(l) <text:span text:style-name="T5">a</text:span><text:span text:style-name="T10">2</text:span><text:tab/>(m) <text:span text:style-name="T5">d</text:span><text:span text:style-name="T8">2</text:span><text:tab/>(n) <text:span text:style-name="T5">ac</text:span><text:span text:style-name="T7">2<text:tab/></text:span>(o) <text:span text:style-name="T5">ce</text:span><text:span text:style-name="T8">2</text:span></text:p>
      <text:p text:style-name="P2">(p) <draw:frame draw:style-name="fr1" draw:name="Object1" text:anchor-type="as-char" svg:width="0.72cm" svg:height="0.997cm" draw:z-index="3"><draw:object xlink:href="./Object 1" xlink:type="simple" xlink:show="embed" xlink:actuate="onLoad"/><draw:image xlink:href="./ObjectReplacements/Object 1" xlink:type="simple" xlink:show="embed" xlink:actuate="onLoad"/></draw:frame><text:tab/>(q) <draw:frame draw:style-name="fr1" draw:name="Object2" text:anchor-type="as-char" svg:width="1.129cm" svg:height="0.998cm" draw:z-index="4"><draw:object xlink:href="./Object 2" xlink:type="simple" xlink:show="embed" xlink:actuate="onLoad"/><draw:image xlink:href="./ObjectReplacements/Object 2" xlink:type="simple" xlink:show="embed" xlink:actuate="onLoad"/></draw:frame><text:tab/>(r)<draw:frame draw:style-name="fr1" draw:name="Object3" text:anchor-type="as-char" svg:width="1.351cm" svg:height="0.998cm" draw:z-index="5"><draw:object xlink:href="./Object 3" xlink:type="simple" xlink:show="embed" xlink:actuate="onLoad"/><draw:image xlink:href="./ObjectReplacements/Object 3" xlink:type="simple" xlink:show="embed" xlink:actuate="onLoad"/></draw:frame>(s) (<text:span text:style-name="T5">a</text:span> + <text:span text:style-name="T5">b</text:span>)<text:span text:style-name="T7">2</text:span> <text:tab/>(t) <text:span text:style-name="T5">a</text:span><text:span text:style-name="T7">2</text:span> + <text:span text:style-name="T5">b</text:span><text:span text:style-name="T7">2</text:span></text:p>
      <text:p text:style-name="P2"/>
      <text:p text:style-name="P2"/>
      <text:p text:style-name="P1"><text:span text:style-name="T1">Su</text:span><text:span text:style-name="T4">b</text:span><text:span text:style-name="T1">stitution</text:span></text:p>
      <text:p text:style-name="P2"/>
      <text:p text:style-name="P2">1) If <text:span text:style-name="T5">a</text:span>=3, <text:span text:style-name="T5">b</text:span>=4, <text:span text:style-name="T5">c</text:span>=2, <text:span text:style-name="T5">d</text:span>= <text:span text:style-name="T6">7</text:span>, and <text:span text:style-name="T5">e </text:span>=<text:span text:style-name="T6"> </text:span>5, calculate the value of:</text:p>
      <text:p text:style-name="P3"><text:span text:style-name="T2">(a) <text:s/>7</text:span><text:span text:style-name="T3">a</text:span><text:span text:style-name="T2"><text:tab/>(</text:span>b<text:span text:style-name="T2">) 4</text:span><text:span text:style-name="T3">d</text:span><text:span text:style-name="T2"><text:tab/>(c) </text:span><text:span text:style-name="T3">de</text:span><text:span text:style-name="T2"><text:tab/>(d) </text:span><text:span text:style-name="T3">b</text:span><text:span text:style-name="T2"> + </text:span><text:span text:style-name="T3">e</text:span><text:span text:style-name="T2"><text:tab/><text:tab/>(e) </text:span><text:span text:style-name="T3">d</text:span><text:span text:style-name="T2"> – </text:span><text:span text:style-name="T3">e</text:span></text:p>
      <text:p text:style-name="P2">(f) 4<text:span text:style-name="T5">a</text:span> + <text:span text:style-name="T5">b</text:span><text:tab/>(g) 5<text:span text:style-name="T5">a</text:span> <text:span text:style-name="T6">-</text:span> 2<text:span text:style-name="T5">c</text:span><text:tab/>(h) 3<text:span text:style-name="T5">c</text:span> + 4<text:span text:style-name="T5">e</text:span><text:tab/>(i) 4(<text:span text:style-name="T5">a</text:span> + <text:span text:style-name="T5">d</text:span>)<text:tab/>(j) 3(<text:span text:style-name="T5">d</text:span> – <text:span text:style-name="T5">e</text:span>)</text:p>
      <text:p text:style-name="P2">(k) <text:span text:style-name="T5">a</text:span>(<text:span text:style-name="T5">c</text:span> + <text:span text:style-name="T5">d</text:span>)<text:tab/>(l) <text:span text:style-name="T5">a</text:span><text:span text:style-name="T10">2</text:span><text:tab/>(m) <text:span text:style-name="T5">d</text:span><text:span text:style-name="T8">2</text:span><text:tab/>(n) <text:span text:style-name="T5">ac</text:span><text:span text:style-name="T7">2<text:tab/></text:span>(o) <text:span text:style-name="T5">ce</text:span><text:span text:style-name="T8">2</text:span></text:p>
      <text:p text:style-name="P2">(p) <draw:frame draw:style-name="fr1" draw:name="Object4" text:anchor-type="as-char" svg:width="0.72cm" svg:height="0.997cm" draw:z-index="6"><draw:object xlink:href="./Object 4" xlink:type="simple" xlink:show="embed" xlink:actuate="onLoad"/><draw:image xlink:href="./ObjectReplacements/Object 4" xlink:type="simple" xlink:show="embed" xlink:actuate="onLoad"/></draw:frame><text:tab/>(q) <draw:frame draw:style-name="fr1" draw:name="Object5" text:anchor-type="as-char" svg:width="1.129cm" svg:height="0.998cm" draw:z-index="7"><draw:object xlink:href="./Object 5" xlink:type="simple" xlink:show="embed" xlink:actuate="onLoad"/><draw:image xlink:href="./ObjectReplacements/Object 5" xlink:type="simple" xlink:show="embed" xlink:actuate="onLoad"/></draw:frame><text:tab/>(r)<draw:frame draw:style-name="fr1" draw:name="Object6" text:anchor-type="as-char" svg:width="1.351cm" svg:height="0.998cm" draw:z-index="8"><draw:object xlink:href="./Object 6" xlink:type="simple" xlink:show="embed" xlink:actuate="onLoad"/><draw:image xlink:href="./ObjectReplacements/Object 6" xlink:type="simple" xlink:show="embed" xlink:actuate="onLoad"/></draw:frame>(s) (<text:span text:style-name="T5">a</text:span> + <text:span text:style-name="T5">b</text:span>)<text:span text:style-name="T7">2</text:span> <text:tab/>(t) <text:span text:style-name="T5">a</text:span><text:span text:style-name="T7">2</text:span> + <text:span text:style-name="T5">b</text:span><text:span text:style-name="T7">2</text:span></text:p>
      <text:p text:style-name="P2"/>
      <text:p text:style-name="P2"/>
      <text:p text:style-name="P1"><text:span text:style-name="T1">Su</text:span><text:span text:style-name="T4">b</text:span><text:span text:style-name="T1">stitution</text:span></text:p>
      <text:p text:style-name="P2"/>
      <text:p text:style-name="P2">1) If <text:span text:style-name="T5">a</text:span>=3, <text:span text:style-name="T5">b</text:span>=4, <text:span text:style-name="T5">c</text:span>=2, <text:span text:style-name="T5">d</text:span>= <text:span text:style-name="T6">7</text:span>, and <text:span text:style-name="T5">e </text:span>=<text:span text:style-name="T6"> </text:span>5, calculate the value of:</text:p>
      <text:p text:style-name="P3"><text:span text:style-name="T2">(a) <text:s/>7</text:span><text:span text:style-name="T3">a</text:span><text:span text:style-name="T2"><text:tab/>(</text:span>b<text:span text:style-name="T2">) 4</text:span><text:span text:style-name="T3">d</text:span><text:span text:style-name="T2"><text:tab/>(c) </text:span><text:span text:style-name="T3">de</text:span><text:span text:style-name="T2"><text:tab/>(d) </text:span><text:span text:style-name="T3">b</text:span><text:span text:style-name="T2"> + </text:span><text:span text:style-name="T3">e</text:span><text:span text:style-name="T2"><text:tab/><text:tab/>(e) </text:span><text:span text:style-name="T3">d</text:span><text:span text:style-name="T2"> – </text:span><text:span text:style-name="T3">e</text:span></text:p>
      <text:p text:style-name="P2">(f) 4<text:span text:style-name="T5">a</text:span> + <text:span text:style-name="T5">b</text:span><text:tab/>(g) 5<text:span text:style-name="T5">a</text:span> <text:span text:style-name="T6">-</text:span> 2<text:span text:style-name="T5">c</text:span><text:tab/>(h) 3<text:span text:style-name="T5">c</text:span> + 4<text:span text:style-name="T5">e</text:span><text:tab/>(i) 4(<text:span text:style-name="T5">a</text:span> + <text:span text:style-name="T5">d</text:span>)<text:tab/>(j) 3(<text:span text:style-name="T5">d</text:span> – <text:span text:style-name="T5">e</text:span>)</text:p>
      <text:p text:style-name="P2">(k) <text:span text:style-name="T5">a</text:span>(<text:span text:style-name="T5">c</text:span> + <text:span text:style-name="T5">d</text:span>)<text:tab/>(l) <text:span text:style-name="T5">a</text:span><text:span text:style-name="T10">2</text:span><text:tab/>(m) <text:span text:style-name="T5">d</text:span><text:span text:style-name="T8">2</text:span><text:tab/>(n) <text:span text:style-name="T5">ac</text:span><text:span text:style-name="T7">2<text:tab/></text:span>(o) <text:span text:style-name="T5">ce</text:span><text:span text:style-name="T8">2</text:span></text:p>
      <text:p text:style-name="P2">(p) <draw:frame draw:style-name="fr1" draw:name="Object9" text:anchor-type="as-char" svg:width="0.72cm" svg:height="0.997cm" draw:z-index="9"><draw:object xlink:href="./Object 9" xlink:type="simple" xlink:show="embed" xlink:actuate="onLoad"/><draw:image xlink:href="./ObjectReplacements/Object 9" xlink:type="simple" xlink:show="embed" xlink:actuate="onLoad"/></draw:frame><text:tab/>(q) <draw:frame draw:style-name="fr1" draw:name="Object10" text:anchor-type="as-char" svg:width="1.129cm" svg:height="0.998cm" draw:z-index="10"><draw:object xlink:href="./Object 10" xlink:type="simple" xlink:show="embed" xlink:actuate="onLoad"/><draw:image xlink:href="./ObjectReplacements/Object 10" xlink:type="simple" xlink:show="embed" xlink:actuate="onLoad"/></draw:frame><text:tab/>(r)<draw:frame draw:style-name="fr1" draw:name="Object11" text:anchor-type="as-char" svg:width="1.351cm" svg:height="0.998cm" draw:z-index="11"><draw:object xlink:href="./Object 11" xlink:type="simple" xlink:show="embed" xlink:actuate="onLoad"/><draw:image xlink:href="./ObjectReplacements/Object 11" xlink:type="simple" xlink:show="embed" xlink:actuate="onLoad"/></draw:frame>(s) (<text:span text:style-name="T5">a</text:span> + <text:span text:style-name="T5">b</text:span>)<text:span text:style-name="T7">2</text:span> <text:tab/>(t) <text:span text:style-name="T5">a</text:span><text:span text:style-name="T7">2</text:span> + <text:span text:style-name="T5">b</text:span><text:span text:style-name="T7">2</text:span></text:p>
      <text:p text:style-name="P2"/>
      <text:p text:style-name="P2"/>
      <text:p text:style-name="P1"><text:span text:style-name="T1">Su</text:span><text:span text:style-name="T4">b</text:span><text:span text:style-name="T1">stitution</text:span></text:p>
      <text:p text:style-name="P2"/>
      <text:p text:style-name="P2">1) If <text:span text:style-name="T5">a</text:span>=3, <text:span text:style-name="T5">b</text:span>=4, <text:span text:style-name="T5">c</text:span>=2, <text:span text:style-name="T5">d</text:span>= <text:span text:style-name="T6">7</text:span>, and <text:span text:style-name="T5">e </text:span>=<text:span text:style-name="T6"> </text:span>5, calculate the value of:</text:p>
      <text:p text:style-name="P3"><text:span text:style-name="T2">(a) <text:s/>7</text:span><text:span text:style-name="T3">a</text:span><text:span text:style-name="T2"><text:tab/>(</text:span>b<text:span text:style-name="T2">) 4</text:span><text:span text:style-name="T3">d</text:span><text:span text:style-name="T2"><text:tab/>(c) </text:span><text:span text:style-name="T3">de</text:span><text:span text:style-name="T2"><text:tab/>(d) </text:span><text:span text:style-name="T3">b</text:span><text:span text:style-name="T2"> + </text:span><text:span text:style-name="T3">e</text:span><text:span text:style-name="T2"><text:tab/><text:tab/>(e) </text:span><text:span text:style-name="T3">d</text:span><text:span text:style-name="T2"> – </text:span><text:span text:style-name="T3">e</text:span></text:p>
      <text:p text:style-name="P2">(f) 4<text:span text:style-name="T5">a</text:span> + <text:span text:style-name="T5">b</text:span><text:tab/>(g) 5<text:span text:style-name="T5">a</text:span> <text:span text:style-name="T6">-</text:span> 2<text:span text:style-name="T5">c</text:span><text:tab/>(h) 3<text:span text:style-name="T5">c</text:span> + 4<text:span text:style-name="T5">e</text:span><text:tab/>(i) 4(<text:span text:style-name="T5">a</text:span> + <text:span text:style-name="T5">d</text:span>)<text:tab/>(j) 3(<text:span text:style-name="T5">d</text:span> – <text:span text:style-name="T5">e</text:span>)</text:p>
      <text:p text:style-name="P2">(k) <text:span text:style-name="T5">a</text:span>(<text:span text:style-name="T5">c</text:span> + <text:span text:style-name="T5">d</text:span>)<text:tab/>(l) <text:span text:style-name="T5">a</text:span><text:span text:style-name="T10">2</text:span><text:tab/>(m) <text:span text:style-name="T5">d</text:span><text:span text:style-name="T8">2</text:span><text:tab/>(n) <text:span text:style-name="T5">ac</text:span><text:span text:style-name="T7">2<text:tab/></text:span>(o) <text:span text:style-name="T5">ce</text:span><text:span text:style-name="T8">2</text:span></text:p>
      <text:p text:style-name="P2">(p) <draw:frame draw:style-name="fr1" draw:name="Object12" text:anchor-type="as-char" svg:width="0.72cm" svg:height="0.997cm" draw:z-index="12"><draw:object xlink:href="./Object 12" xlink:type="simple" xlink:show="embed" xlink:actuate="onLoad"/><draw:image xlink:href="./ObjectReplacements/Object 12" xlink:type="simple" xlink:show="embed" xlink:actuate="onLoad"/></draw:frame><text:tab/>(q) <draw:frame draw:style-name="fr1" draw:name="Object13" text:anchor-type="as-char" svg:width="1.129cm" svg:height="0.998cm" draw:z-index="13"><draw:object xlink:href="./Object 13" xlink:type="simple" xlink:show="embed" xlink:actuate="onLoad"/><draw:image xlink:href="./ObjectReplacements/Object 13" xlink:type="simple" xlink:show="embed" xlink:actuate="onLoad"/></draw:frame><text:tab/>(r)<draw:frame draw:style-name="fr1" draw:name="Object14" text:anchor-type="as-char" svg:width="1.351cm" svg:height="0.998cm" draw:z-index="14"><draw:object xlink:href="./Object 14" xlink:type="simple" xlink:show="embed" xlink:actuate="onLoad"/><draw:image xlink:href="./ObjectReplacements/Object 14" xlink:type="simple" xlink:show="embed" xlink:actuate="onLoad"/></draw:frame>(s) (<text:span text:style-name="T5">a</text:span> + <text:span text:style-name="T5">b</text:span>)<text:span text:style-name="T7">2</text:span> <text:tab/>(t) <text:span text:style-name="T5">a</text:span><text:span text:style-name="T7">2</text:span> + <text:span text:style-name="T5">b</text:span><text:span text:style-name="T7">2</text:span></text:p>
      <text:p text:style-name="P2"/>
      <text:p text:style-name="P2"/>
      <text:p text:style-name="P1"><text:span text:style-name="T1">Su</text:span><text:span text:style-name="T4">b</text:span><text:span text:style-name="T1">stitution</text:span></text:p>
      <text:p text:style-name="P2"/>
      <text:p text:style-name="P2">1) If <text:span text:style-name="T5">a</text:span>=3, <text:span text:style-name="T5">b</text:span>=4, <text:span text:style-name="T5">c</text:span>=2, <text:span text:style-name="T5">d</text:span>= <text:span text:style-name="T6">7</text:span>, and <text:span text:style-name="T5">e </text:span>=<text:span text:style-name="T6"> </text:span>5, calculate the value of:</text:p>
      <text:p text:style-name="P3"><text:span text:style-name="T2">(a) <text:s/>7</text:span><text:span text:style-name="T3">a</text:span><text:span text:style-name="T2"><text:tab/>(</text:span>b<text:span text:style-name="T2">) 4</text:span><text:span text:style-name="T3">d</text:span><text:span text:style-name="T2"><text:tab/>(c) </text:span><text:span text:style-name="T3">de</text:span><text:span text:style-name="T2"><text:tab/>(d) </text:span><text:span text:style-name="T3">b</text:span><text:span text:style-name="T2"> + </text:span><text:span text:style-name="T3">e</text:span><text:span text:style-name="T2"><text:tab/><text:tab/>(e) </text:span><text:span text:style-name="T3">d</text:span><text:span text:style-name="T2"> – </text:span><text:span text:style-name="T3">e</text:span></text:p>
      <text:p text:style-name="P2">(f) 4<text:span text:style-name="T5">a</text:span> + <text:span text:style-name="T5">b</text:span><text:tab/>(g) 5<text:span text:style-name="T5">a</text:span> <text:span text:style-name="T6">-</text:span> 2<text:span text:style-name="T5">c</text:span><text:tab/>(h) 3<text:span text:style-name="T5">c</text:span> + 4<text:span text:style-name="T5">e</text:span><text:tab/>(i) 4(<text:span text:style-name="T5">a</text:span> + <text:span text:style-name="T5">d</text:span>)<text:tab/>(j) 3(<text:span text:style-name="T5">d</text:span> – <text:span text:style-name="T5">e</text:span>)</text:p>
      <text:p text:style-name="P2">(k) <text:span text:style-name="T5">a</text:span>(<text:span text:style-name="T5">c</text:span> + <text:span text:style-name="T5">d</text:span>)<text:tab/>(l) <text:span text:style-name="T5">a</text:span><text:span text:style-name="T10">2</text:span><text:tab/>(m) <text:span text:style-name="T5">d</text:span><text:span text:style-name="T8">2</text:span><text:tab/>(n) <text:span text:style-name="T5">ac</text:span><text:span text:style-name="T7">2<text:tab/></text:span>(o) <text:span text:style-name="T5">ce</text:span><text:span text:style-name="T8">2</text:span></text:p>
      <text:p text:style-name="P2">(p) <draw:frame draw:style-name="fr1" draw:name="Object15" text:anchor-type="as-char" svg:width="0.72cm" svg:height="0.997cm" draw:z-index="15"><draw:object xlink:href="./Object 15" xlink:type="simple" xlink:show="embed" xlink:actuate="onLoad"/><draw:image xlink:href="./ObjectReplacements/Object 15" xlink:type="simple" xlink:show="embed" xlink:actuate="onLoad"/></draw:frame><text:tab/>(q) <draw:frame draw:style-name="fr1" draw:name="Object16" text:anchor-type="as-char" svg:width="1.129cm" svg:height="0.998cm" draw:z-index="16"><draw:object xlink:href="./Object 16" xlink:type="simple" xlink:show="embed" xlink:actuate="onLoad"/><draw:image xlink:href="./ObjectReplacements/Object 16" xlink:type="simple" xlink:show="embed" xlink:actuate="onLoad"/></draw:frame><text:tab/>(r)<draw:frame draw:style-name="fr1" draw:name="Object18" text:anchor-type="as-char" svg:width="1.351cm" svg:height="0.998cm" draw:z-index="17"><draw:object xlink:href="./Object 18" xlink:type="simple" xlink:show="embed" xlink:actuate="onLoad"/><draw:image xlink:href="./ObjectReplacements/Object 18" xlink:type="simple" xlink:show="embed" xlink:actuate="onLoad"/></draw:frame>(s) (<text:span text:style-name="T5">a</text:span> + <text:span text:style-name="T5">b</text:span>)<text:span text:style-name="T7">2</text:span> <text:tab/>(t) <text:span text:style-name="T5">a</text:span><text:span text:style-name="T7">2</text:span> + <text:span text:style-name="T5">b</text:span><text:span text:style-name="T7">2</text:span></text:p>
      <text:p text:style-name="P2"/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09cm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1cm" fo:margin-bottom="2cm" fo:margin-left="1cm" fo:margin-right="1cm" style:writing-mode="lr-tb" style:footnote-max-height="0cm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Andy Lewis</meta:initial-creator>
    <meta:creation-date>2007-02-22T14:42:38</meta:creation-date>
    <dc:creator>Andy Lewis</dc:creator>
    <dc:date>2011-09-15T07:48:49.79</dc:date>
    <dc:language>en-US</dc:language>
    <meta:editing-cycles>3</meta:editing-cycles>
    <meta:editing-duration>PT20H19M02S</meta:editing-duration>
    <meta:printed-by>Andy Lewis</meta:printed-by>
    <meta:print-date>2011-09-14T12:56:06.15</meta:print-date>
    <meta:document-statistic meta:table-count="0" meta:image-count="0" meta:object-count="18" meta:page-count="1" meta:paragraph-count="36" meta:word-count="438" meta:character-count="154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frac>
      <math:mn>30</math:mn>
      <math:mi>e</math:mi>
    </math:mfrac>
    <math:annotation math:encoding="StarMath 5.0">30 over e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frac>
      <math:mrow>
        <math:mi>d</math:mi>
        <math:mo math:stretchy="false">+</math:mo>
        <math:mi>e</math:mi>
      </math:mrow>
      <math:mi>a</math:mi>
    </math:mfrac>
    <math:annotation math:encoding="StarMath 5.0">{d+e} over a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frac>
      <math:mrow>
        <math:mrow>
          <math:mi>a</math:mi>
          <math:mo math:stretchy="false">+</math:mo>
          <math:mn>3</math:mn>
        </math:mrow>
        <math:mi>e</math:mi>
      </math:mrow>
      <math:mi>c</math:mi>
    </math:mfrac>
    <math:annotation math:encoding="StarMath 5.0">{a + 3e} over c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frac>
      <math:mn>30</math:mn>
      <math:mi>e</math:mi>
    </math:mfrac>
    <math:annotation math:encoding="StarMath 5.0">30 over e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frac>
      <math:mrow>
        <math:mi>d</math:mi>
        <math:mo math:stretchy="false">+</math:mo>
        <math:mi>e</math:mi>
      </math:mrow>
      <math:mi>a</math:mi>
    </math:mfrac>
    <math:annotation math:encoding="StarMath 5.0">{d+e} over a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frac>
      <math:mrow>
        <math:mrow>
          <math:mi>a</math:mi>
          <math:mo math:stretchy="false">+</math:mo>
          <math:mn>3</math:mn>
        </math:mrow>
        <math:mi>e</math:mi>
      </math:mrow>
      <math:mi>c</math:mi>
    </math:mfrac>
    <math:annotation math:encoding="StarMath 5.0">{a + 3e} over c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frac>
      <math:mn>30</math:mn>
      <math:mi>e</math:mi>
    </math:mfrac>
    <math:annotation math:encoding="StarMath 5.0">30 over e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frac>
      <math:mrow>
        <math:mi>d</math:mi>
        <math:mo math:stretchy="false">+</math:mo>
        <math:mi>e</math:mi>
      </math:mrow>
      <math:mi>a</math:mi>
    </math:mfrac>
    <math:annotation math:encoding="StarMath 5.0">{d+e} over a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frac>
      <math:mn>30</math:mn>
      <math:mi>e</math:mi>
    </math:mfrac>
    <math:annotation math:encoding="StarMath 5.0">30 over e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frac>
      <math:mrow>
        <math:mrow>
          <math:mi>a</math:mi>
          <math:mo math:stretchy="false">+</math:mo>
          <math:mn>3</math:mn>
        </math:mrow>
        <math:mi>e</math:mi>
      </math:mrow>
      <math:mi>c</math:mi>
    </math:mfrac>
    <math:annotation math:encoding="StarMath 5.0">{a + 3e} over c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frac>
      <math:mrow>
        <math:mi>d</math:mi>
        <math:mo math:stretchy="false">+</math:mo>
        <math:mi>e</math:mi>
      </math:mrow>
      <math:mi>a</math:mi>
    </math:mfrac>
    <math:annotation math:encoding="StarMath 5.0">{d+e} over a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frac>
      <math:mrow>
        <math:mrow>
          <math:mi>a</math:mi>
          <math:mo math:stretchy="false">+</math:mo>
          <math:mn>3</math:mn>
        </math:mrow>
        <math:mi>e</math:mi>
      </math:mrow>
      <math:mi>c</math:mi>
    </math:mfrac>
    <math:annotation math:encoding="StarMath 5.0">{a + 3e} over c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frac>
      <math:mn>30</math:mn>
      <math:mi>e</math:mi>
    </math:mfrac>
    <math:annotation math:encoding="StarMath 5.0">30 over e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frac>
      <math:mrow>
        <math:mi>d</math:mi>
        <math:mo math:stretchy="false">+</math:mo>
        <math:mi>e</math:mi>
      </math:mrow>
      <math:mi>a</math:mi>
    </math:mfrac>
    <math:annotation math:encoding="StarMath 5.0">{d+e} over a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frac>
      <math:mrow>
        <math:mrow>
          <math:mi>a</math:mi>
          <math:mo math:stretchy="false">+</math:mo>
          <math:mn>3</math:mn>
        </math:mrow>
        <math:mi>e</math:mi>
      </math:mrow>
      <math:mi>c</math:mi>
    </math:mfrac>
    <math:annotation math:encoding="StarMath 5.0">{a + 3e} over c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frac>
      <math:mrow>
        <math:mi>d</math:mi>
        <math:mo math:stretchy="false">+</math:mo>
        <math:mi>e</math:mi>
      </math:mrow>
      <math:mi>a</math:mi>
    </math:mfrac>
    <math:annotation math:encoding="StarMath 5.0">{d+e} over a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frac>
      <math:mrow>
        <math:mrow>
          <math:mi>a</math:mi>
          <math:mo math:stretchy="false">+</math:mo>
          <math:mn>3</math:mn>
        </math:mrow>
        <math:mi>e</math:mi>
      </math:mrow>
      <math:mi>c</math:mi>
    </math:mfrac>
    <math:annotation math:encoding="StarMath 5.0">{a + 3e} over c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frac>
      <math:mn>30</math:mn>
      <math:mi>e</math:mi>
    </math:mfrac>
    <math:annotation math:encoding="StarMath 5.0">30 over e</math:annotation>
  </math:semantics>
</math:math>
</file>